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72ba" officeooo:paragraph-rsid="000672ba"/>
    </style:style>
    <style:style style:name="P2" style:family="paragraph" style:parent-style-name="Standard">
      <style:text-properties officeooo:rsid="0007d3c4" officeooo:paragraph-rsid="0007d3c4"/>
    </style:style>
    <style:style style:name="P3" style:family="paragraph" style:parent-style-name="Standard">
      <style:text-properties officeooo:rsid="00081890" officeooo:paragraph-rsid="00081890"/>
    </style:style>
    <style:style style:name="P4" style:family="paragraph" style:parent-style-name="Standard">
      <style:text-properties officeooo:rsid="000a3815" officeooo:paragraph-rsid="000a3815"/>
    </style:style>
    <style:style style:name="P5" style:family="paragraph" style:parent-style-name="Standard">
      <style:text-properties officeooo:rsid="0008c06f" officeooo:paragraph-rsid="0008c06f"/>
    </style:style>
    <style:style style:name="P6" style:family="paragraph" style:parent-style-name="Standard">
      <style:text-properties officeooo:rsid="000bc944" officeooo:paragraph-rsid="000bc944"/>
    </style:style>
    <style:style style:name="P7" style:family="paragraph" style:parent-style-name="Standard">
      <style:text-properties officeooo:rsid="000d0978" officeooo:paragraph-rsid="000d0978"/>
    </style:style>
    <style:style style:name="P8" style:family="paragraph" style:parent-style-name="Standard">
      <style:text-properties officeooo:rsid="000d1235" officeooo:paragraph-rsid="000d1235"/>
    </style:style>
    <style:style style:name="P9" style:family="paragraph" style:parent-style-name="Standard" style:list-style-name="L1">
      <style:text-properties officeooo:rsid="000672ba" officeooo:paragraph-rsid="000672ba"/>
    </style:style>
    <style:style style:name="P10" style:family="paragraph" style:parent-style-name="Standard" style:list-style-name="L2">
      <style:text-properties officeooo:rsid="000672ba" officeooo:paragraph-rsid="000672ba"/>
    </style:style>
    <style:style style:name="P11" style:family="paragraph" style:parent-style-name="Standard" style:list-style-name="L2">
      <style:text-properties officeooo:rsid="0007d3c4" officeooo:paragraph-rsid="0007d3c4"/>
    </style:style>
    <style:style style:name="P12" style:family="paragraph" style:parent-style-name="Standard" style:list-style-name="L3">
      <style:text-properties officeooo:rsid="00081890" officeooo:paragraph-rsid="00081890"/>
    </style:style>
    <style:style style:name="P13" style:family="paragraph" style:parent-style-name="Standard" style:list-style-name="L3">
      <style:text-properties officeooo:rsid="0008c06f" officeooo:paragraph-rsid="0008c06f"/>
    </style:style>
    <style:style style:name="P14" style:family="paragraph" style:parent-style-name="Standard" style:list-style-name="L4">
      <style:text-properties officeooo:rsid="000bc944" officeooo:paragraph-rsid="000bc944"/>
    </style:style>
    <style:style style:name="P15" style:family="paragraph" style:parent-style-name="Standard" style:list-style-name="L5">
      <style:text-properties officeooo:rsid="000d0978" officeooo:paragraph-rsid="000d0978"/>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Efesios 6:4</text:span> Y vosotros, padres, no provoquéis a ira a vuestros hijos, sino criadlos en la disciplina y la amonestación del Señor. ( sino más bien edúquenlos usando las correcciones y advertencias que pueda inspirar el Señor, versión Latinoamericana)</text:p>
      <text:p text:style-name="P4"><text:span text:style-name="T1">Juan 17:19</text:span> Y por ellos Yo me santifico a Mí mismo, para que también ellos sean santificados en la verdad.</text:p>
      <text:p text:style-name="P4"/>
      <text:p text:style-name="P1">IV. El Nuevo Testamento no presta mucha atención a las enseñanzas de cómo ser hijos, pero sí presta mucha atención a la enseñanza para los padres; tanto Efesios 6 como Colosenses 3 ponen énfasis en los padres que en los hijos</text:p>
      <text:list xml:id="list2730348554" text:style-name="L1">
        <text:list-item>
          <text:p text:style-name="P9">Si tratáramos de resumir lo que la Biblia dice acerca de la crianza de los hijos, veremos que entre las muchas cosas que deben hacer los padres, su deber más importante es criar a sus hijos en la disciplina y amonestación del Señor, sin provocarlos a ira ni desalentarlos. Esto quiere decir que los padres deben ejercer dominio propio y de ningún modo deben ser negligentes.</text:p>
        </text:list-item>
      </text:list>
      <text:p text:style-name="P1">VI. El principio que Dios ha establecido es que un padre debe llevar una vida que sirva de modelo, de ejemplo, a sus <text:s/>hijos; no obstante, debemos entender que en última instancia lo que nuestros hijos lleguen a ser depende de la misericordia del Señor.</text:p>
      <text:list xml:id="list1567012238" text:style-name="L2">
        <text:list-item>
          <text:p text:style-name="P10">La mejor manera de ser padres, y la más apropiada, es llevar una vida que sirva de modelo para nuestros hijos y orar al Señor pidiéndole Su misericordia.</text:p>
        </text:list-item>
        <text:list-item>
          <text:p text:style-name="P11">Si nuestro vivir establece una norma apropiada, no seremos responsables si nuestros hijos se portan indebidamente; sin embargo, si nuestra vida no es un buen ejemplo, seremos responsables por el mal comportamiento de nuestros hijos.</text:p>
        </text:list-item>
        <text:list-item>
          <text:p text:style-name="P11">A fin de ser un buen ejemplo, tenemos que amar al Señor y Su palabra, tomar medidas con relación a los pecados, odiar el yo y aprender las lecciones de la cruz; esto será un ejemplo no sólo a nuestros hijos, sino también a todos los santos</text:p>
        </text:list-item>
      </text:list>
      <text:p text:style-name="P2"/>
      <text:p text:style-name="P3">II. Aquellos que tienen hijos deben santificarse a sí mismos por el bien de sus hijos; esto quiere decir que, por el bien de nuestros hijos, dejamos de hacer muchas cosas que pudiéramos hacer.</text:p>
      <text:list xml:id="list2473377373" text:style-name="L3">
        <text:list-item>
          <text:p text:style-name="P12">Muchos creyentes fuertes serían levantados en nuestra segunda generación, si todos los padres de la generación actual fueran buenos padres; el futuro de la iglesia depende de los padres.</text:p>
        </text:list-item>
        <text:list-item>
          <text:p text:style-name="P12">Debemos ver que Dios nos ha encomendado a los niños; así que debemos ponernos para nosotros mismos normas de moralidad, de conducta y de todo juicio moral acerca de lo que es correcto y lo que es equivocado; tenemos que fijar normas elevadas para determinar lo que es ideal y también tenemos que definir un estándar para nosotros mismos en asuntos espirituales</text:p>
        </text:list-item>
        <text:list-item>
          <text:p text:style-name="P13">Tenemos que comprender que los padres deben ejercer dominio propio y sacrificar su libertad personal; Dios le ha encomendado en sus manos a un cuerpo humano, junto con su alma; si no ejercemos dominio propio ni renunciamos a nuestra libertad, tendermos problemas al responderle a nuestro Dios en el futuro. </text:p>
        </text:list-item>
      </text:list>
      <text:p text:style-name="P1"/>
      <text:p text:style-name="P5">Cultivar la siguiente generación para la vida de iglesia, páginas 96,97,120,121</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I. Si desean ayudar a los jóvenes, primero necesitan interesarse en ellos:</text:p>
      <text:list xml:id="list2641927657" text:style-name="L4">
        <text:list-item>
          <text:p text:style-name="P14">No debemos buscar primero sus faltas en los jóvenes; pues si lo hacemos, no podremos ayudarles.</text:p>
        </text:list-item>
        <text:list-item>
          <text:p text:style-name="P14">Sin considerar si los jóvenes son buenos o malos, debemos tratar igual a todos, nos deben caer bien y debemos interesarnos por ellos</text:p>
        </text:list-item>
        <text:list-item>
          <text:p text:style-name="P14">Si queremos ayudar a los jóvenes, primero necesitamos interesarnos por ellos; no se preocupe tanto por sus errores; no los condenen en nada.</text:p>
        </text:list-item>
        <text:list-item>
          <text:p text:style-name="P14">Debemos dejarles sentir a los jóvenes que somos sus buenos amigos, que los entendemos y nos interesamos en ellos y en sus asuntos.</text:p>
        </text:list-item>
        <text:list-item>
          <text:p text:style-name="P14">Todos debemos tener el corazón amoroso y perdonador del Padre y el espíritu de pastoreo y búsqueda del Salvador Cristo.</text:p>
          <text:list>
            <text:list-item>
              <text:p text:style-name="P14">No debemos juzgar a las personas, porque nadie puede predecir lo que ellas serán.</text:p>
            </text:list-item>
            <text:list-item>
              <text:p text:style-name="P14">El espíritu que Dios nos ha dado es un espíritu de amor.</text:p>
            </text:list-item>
            <text:list-item>
              <text:p text:style-name="P14">La iglesia no es una comisaría donde se arresta a las personas ni una corte judicial donde se juzga, sino un hogar de amor, un hospital, y una escuela.</text:p>
            </text:list-item>
          </text:list>
        </text:list-item>
      </text:list>
      <text:p text:style-name="P7">IV. Es preciso tener una fe positiva en cada joven</text:p>
      <text:list xml:id="list2516725355" text:style-name="L5">
        <text:list-item>
          <text:p text:style-name="P15">Tener una fe positiva significa que debemos creer que los que nos parecen buenos, serán mejores, y los que no parecen tan buenos, llegarán a serlo.</text:p>
        </text:list-item>
        <text:list-item>
          <text:p text:style-name="P15">Esto nos librará de laborar solamente con los jóvenes a quienes consideramos buenos, y de desechar a aquellos a quienes consideramos malos; no creamos en su buena o mala condición, sino unicamente en la obra de Dios:</text:p>
        </text:list-item>
      </text:list>
      <text:p text:style-name="P7">0.00639084</text:p>
      <text:p text:style-name="P7"/>
      <text:p text:style-name="P8">Alcidez .- para Joel, Maevel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Y"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10:55:30.920410052</meta:creation-date>
    <dc:date>2023-06-09T08:54:33.018474581</dc:date>
    <meta:editing-duration>PT19M5S</meta:editing-duration>
    <meta:editing-cycles>4</meta:editing-cycles>
    <meta:generator>LibreOffice/7.3.7.2$Linux_X86_64 LibreOffice_project/30$Build-2</meta:generator>
    <meta:document-statistic meta:table-count="0" meta:image-count="0" meta:object-count="0" meta:page-count="2" meta:paragraph-count="27" meta:word-count="775" meta:character-count="4401" meta:non-whitespace-character-count="3668"/>
  </office:meta>
</office:document-meta>
</file>